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[JsonProperty("")] // sets the property name inside json</text:p>
      <text:p text:style-name="Standard"/>
      <text:p text:style-name="Standard">[Order = 3] // set the order inside json</text:p>
      <text:p text:style-name="Standard"/>
      <text:p text:style-name="Standard">[Required = Required.Always] // when deserializing throw exception if property not found in Json</text:p>
      <text:p text:style-name="Standard">[Required = Required.AllowNull / Required.DisallowNull]</text:p>
      <text:p text:style-name="Standard"/>
      <text:p text:style-name="Standard">[JsonIgnore] // skip serializing/deserializing property</text:p>
      <text:p text:style-name="Standard"/>
      <text:p text:style-name="Standard">[DataContract] // .net attribute, class will be serialized </text:p>
      <text:p text:style-name="Standard"><text:tab/>– [DataMember] is used to select <text:s/>which properties</text:p>
      <text:p text:style-name="Standard"><text:tab/>to serialize</text:p>
      <text:p text:style-name="Standard"/>
      <text:p text:style-name="P1">ContractResolver</text:p>
      <text:p text:style-name="P3"/>
      <text:p text:style-name="P3">var contractResolver = new DefaultContractResolver()</text:p>
      <text:p text:style-name="P3"><text:tab/>{</text:p>
      <text:p text:style-name="P3"><text:tab/> <text:s text:c="2"/>NamingStrategy = new SnakeCaseStrategy()</text:p>
      <text:p text:style-name="P3"><text:tab/>};</text:p>
      <text:p text:style-name="P3"/>
      <text:p text:style-name="P3">var json = JsonConvert.SerializeObject(person, new JsonSerializerSettings</text:p>
      <text:p text:style-name="P3"><text:tab/>{</text:p>
      <text:p text:style-name="P3"><text:tab/> <text:s text:c="3"/>ContractResoler = contractResolver,</text:p>
      <text:p text:style-name="P3"><text:tab/> <text:s text:c="2"/>Formatting = Formatting.Indented <text:s/><text:tab/></text:p>
      <text:p text:style-name="P3"><text:tab/>});</text:p>
      <text:p text:style-name="P3"/>
      <text:p text:style-name="P1">LINQ-to-JSON</text:p>
      <text:p text:style-name="P1"><text:tab/><text:span text:style-name="T1">Create from JSON string:</text:span></text:p>
      <text:p text:style-name="P1"><text:span text:style-name="T1"><text:tab/>JObject obj = Jobject.Parse(jsonProduct);</text:span></text:p>
      <text:p text:style-name="P1"><text:span text:style-name="T1"><text:tab/></text:span></text:p>
      <text:p text:style-name="P1"><text:span text:style-name="T1"><text:tab/>var people = JObject.Parse(file.RealAllText(@"c:\people.json"))</text:span></text:p>
      <text:p text:style-name="P3"/>
      <text:p text:style-name="P3">Using JObject:</text:p>
      <text:p text:style-name="P3"><text:tab/>foreach (JToken person in people)</text:p>
      <text:p text:style-name="P3"><text:tab/>{</text:p>
      <text:p text:style-name="P3"><text:tab/> <text:s text:c="2"/>Console.WriteLine(person["firstName"]); </text:p>
      <text:p text:style-name="P3"><text:tab/> <text:s text:c="2"/>Console.WriteLine(person["lastName"]); </text:p>
      <text:p text:style-name="P3"><text:tab/>}</text:p>
      <text:p text:style-name="P3"><text:tab/>...</text:p>
      <text:p text:style-name="P3"><text:tab/>var list <text:s/>= products["products"]</text:p>
      <text:p text:style-name="P3"><text:tab/> <text:s text:c="2"/>.Select(p =&gt; p["name"])</text:p>
      <text:p text:style-name="P3"><text:tab/> <text:s text:c="2"/>.ToList();</text:p>
      <text:p text:style-name="P3"/>
      <text:p text:style-name="P1">XML-to-JSON</text:p>
      <text:p text:style-name="P1"><text:tab/><text:span text:style-name="T1">Json.NET supports converting JSON to XML and vice versa </text:span></text:p>
      <text:p text:style-name="P1"><text:span text:style-name="T1">using </text:span>XmlNodeConverted</text:p>
      <text:p text:style-name="P1"><text:tab/><text:span text:style-name="T1">Conversion Rules</text:span></text:p>
      <text:list xml:id="list4350850197104742788" text:style-name="L1">
        <text:list-item>
          <text:list>
            <text:list-item>
              <text:p text:style-name="P2"><text:span text:style-name="T1">Elements remain unchanged</text:span></text:p>
            </text:list-item>
            <text:list-item>
              <text:p text:style-name="P2"><text:span text:style-name="T1">Attributes are prefixed with an @ and should be at the start of the object</text:span></text:p>
            </text:list-item>
            <text:list-item>
              <text:p text:style-name="P2"><text:span text:style-name="T1">Single child text nodes are a value directly against an element, otherwise </text:span></text:p>
              <text:p text:style-name="P2"><text:span text:style-name="T1">they are accessed via #text</text:span></text:p>
            </text:list-item>
            <text:list-item>
              <text:p text:style-name="P2"><text:span text:style-name="T1">The XML declaration and processing instructions are prefixed with ?.</text:span></text:p>
            </text:list-item>
            <text:list-item>
              <text:p text:style-name="P2"><text:span text:style-name="T1">Character data, comments, whitespace and significant whitespace nodes are accessed </text:span></text:p>
              <text:p text:style-name="P2"><text:span text:style-name="T1">via #cdata-section, #comment, #whitespace and #significant-whitespace respectively</text:span></text:p>
            </text:list-item>
            <text:list-item>
              <text:p text:style-name="P2"><text:span text:style-name="T1">Multiple nodes with the same name at the same level are grouped together into an array</text:span></text:p>
            </text:list-item>
            <text:list-item>
              <text:p text:style-name="P2"><text:span text:style-name="T1">Empty elements are null</text:span></text:p>
            </text:list-item>
          </text:list>
        </text:list-item>
      </text:list>
      <text:p text:style-name="P3"/>
      <text:p text:style-name="P3"><text:tab/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0M8S</meta:editing-duration>
    <meta:editing-cycles>23</meta:editing-cycles>
    <meta:generator>OpenOffice/4.1.6$Win32 OpenOffice.org_project/416m1$Build-9790</meta:generator>
    <dc:date>2019-04-02T08:02:19.94</dc:date>
    <meta:document-statistic meta:table-count="0" meta:image-count="0" meta:object-count="0" meta:page-count="1" meta:paragraph-count="47" meta:word-count="223" meta:character-count="1721"/>
    <meta:user-defined meta:name="Info 1"/>
    <meta:user-defined meta:name="Info 2"/>
    <meta:user-defined meta:name="Info 3"/>
    <meta:user-defined meta:name="Info 4"/>
  </office:meta>
</office:document-meta>
</file>